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3cb7" officeooo:paragraph-rsid="00093c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8"/>Une bonne raison d'avior choisi cette option : http://www.gouvernement.fr/premier-ministre/cybersecurite-le-premier-ministre-annonce-ses-priorites</text:p>
      <text:p text:style-name="P1"/>
      <text:p text:style-name="P1"><text:s text:c="8"/>le but du cours est d'avoir une vue d'ensemble des notions de sécurité informatique appliqué aux applications web.</text:p>
      <text:p text:style-name="P1"/>
      <text:p text:style-name="P1"><text:s text:c="8"/>Demande des compétences dans de nombreux domaines : admin sys / admin réseau / développement / <text:s/>...</text:p>
      <text:p text:style-name="P1"/>
      <text:p text:style-name="P1"><text:s text:c="8"/>evolue très vite.</text:p>
      <text:p text:style-name="P1"/>
      <text:p text:style-name="P1"><text:s text:c="8"/>la sécurité semble un notion intutive mais est très difficile à définir. &lt;br/&gt;</text:p>
      <text:p text:style-name="P1"><text:s text:c="8"/>Les tentatives de "formalisation" de la notion de sécurité ne sont pas très utiles pour créer de vrais aplications :&lt;br/&gt;</text:p>
      <text:p text:style-name="P1"/>
      <text:p text:style-name="P1"><text:s text:c="8"/>Une tentative de formalisation (1960) : A system is secure if and only if it starts in a secure state and cannot</text:p>
      <text:p text:style-name="P1"><text:s text:c="8"/>enter an insecure state.</text:p>
      <text:p text:style-name="P1"/>
      <text:p text:style-name="P1"><text:s text:c="8"/>&lt;ul&gt;</text:p>
      <text:p text:style-name="P1"><text:s text:c="12"/>&lt;li&gt;Il n'est quasi plus possible d'enumérer/distinguer les etats sécurisé et insécurisé d'une application a cause de la complexité des ordinateurs&lt;/li&gt;</text:p>
      <text:p text:style-name="P1"><text:s text:c="12"/>&lt;li&gt;Une assertion comme "Je ne veux pas que les autres lisent mes mails" ne se formalise pas comme par magie en des contraintes sur le logiciel&lt;/li&gt;</text:p>
      <text:p text:style-name="P1"><text:s text:c="12"/>&lt;li&gt;Très difficile d'analyser le comportement du logiciel de façon exhaustive (à cause du "problème de l'arret" par exemple)&lt;/li&gt;</text:p>
      <text:p text:style-name="P1"><text:s text:c="8"/>&lt;/ul&gt;</text:p>
      <text:p text:style-name="P1"/>
      <text:p text:style-name="P1"><text:s text:c="8"/>Il faut donc une approche basée sur la gestion du risque (Risk managment). Pensez aux fonctionnement des assurances.</text:p>
      <text:p text:style-name="P1"/>
      <text:p text:style-name="P1"><text:s text:c="8"/>Des nomenclatures comme le "Common Weakness Enumeration" (CWE) permette aux gens de parler des memes vulnérabilités et de se comprendre.</text:p>
      <text:p text:style-name="P1"><text:s text:c="8"/>Le catalogue CWE actuel est un arbre (avec des catégories et des sous catégories) qui contient environ 500 éléments (qui sont des feuilles ou des nœuds de l'arbre). On y trouve des types de faiblesses tels que : "buffer overflow", "format strings", "contrôle insuffisant des données", "fuite d'information", etc.</text:p>
      <text:p text:style-name="P1"><text:s text:c="8"/>http://cwe.mitre.org/</text:p>
      <text:p text:style-name="P1"/>
      <text:p text:style-name="P1"/>
      <text:p text:style-name="P1"><text:s text:c="8"/>Le Common Vulnerabilities and Exposures (CVE) quand à lui tente de répértorier les failles présente dans les logiciels.</text:p>
      <text:p text:style-name="P1"><text:s text:c="8"/>Les identifiants CVE sont des références de la forme CVE-AAAA-NNNN (AAAA est l'année de publication et NNNN un numéro incrémenté).</text:p>
      <text:p text:style-name="P1"/>
      <text:p text:style-name="P1"><text:s text:c="8"/>De nombreux systèmes de séécurité IDS/IPS, Scanner, ... utilisent cette nomenclature.</text:p>
      <text:p text:style-name="P1"/>
      <text:p text:style-name="P1"><text:s text:c="8"/>Une approche pratique de la sécurité :</text:p>
      <text:p text:style-name="P1"><text:s text:c="8"/>&lt;ul&gt;</text:p>
      <text:p text:style-name="P1"><text:s text:c="12"/>&lt;li&gt;Apprendre des erreurs des autres (ou de ces propres erreurs)&lt;/li&gt;</text:p>
      <text:p text:style-name="P1"><text:soft-page-break/><text:s text:c="12"/>&lt;li&gt;Créer ses outils pour détécter et corriger les problèmes&lt;/li&gt;</text:p>
      <text:p text:style-name="P1"><text:s text:c="12"/>&lt;li&gt;S'attendre au pire (loi de Murphy)&lt;/li&gt;</text:p>
      <text:p text:style-name="P1"><text:s text:c="8"/>&lt;/ul&gt;</text:p>
      <text:p text:style-name="P1"/>
      <text:p text:style-name="P1"><text:s text:c="8"/>(quelques) Sources de pb :</text:p>
      <text:p text:style-name="P1"><text:s text:c="8"/>&lt;ul&gt;</text:p>
      <text:p text:style-name="P1"><text:s text:c="12"/>&lt;li&gt;Les navigateurs, format des document, protocoles de communications : on évolué des façon chaotique se qui pose des pb.&lt;/li&gt;</text:p>
      <text:p text:style-name="P1"><text:s text:c="12"/>&lt;li&gt;L'utilisateur lambda sans connaissance : Ne peux pas causer beaucoup de dégat en utilisant un traitement de texte par exemple, il en va autrement pour l'utilisation d'une application&lt;/li&gt;</text:p>
      <text:p text:style-name="P1"><text:s text:c="12"/>&lt;li&gt;Dans le monde du web pas de séparation claire entre Programme et Données tout est "poreux" qui accru le risue de sécurité&lt;/li&gt;</text:p>
      <text:p text:style-name="P1"><text:s text:c="12"/>&lt;li&gt;Il n'y a pas de consensus général de la part des editeur logiciels sur la sécurité&lt;/li&gt;</text:p>
      <text:p text:style-name="P1"><text:s text:c="8"/>&lt;/ul&gt;</text:p>
      <text:p text:style-name="P1"/>
      <text:p text:style-name="P1"><text:s text:c="8"/>Porte d'entrée dans un LAN en contournent les sécurités classiques (firewall par exemp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0:57:11.468147117</meta:creation-date>
    <dc:date>2014-03-03T20:57:55.064472367</dc:date>
    <dc:creator>kondor </dc:creator>
    <meta:editing-duration>P0D</meta:editing-duration>
    <meta:editing-cycles>1</meta:editing-cycles>
    <meta:document-statistic meta:table-count="0" meta:image-count="0" meta:object-count="0" meta:page-count="2" meta:paragraph-count="34" meta:word-count="448" meta:character-count="3266" meta:non-whitespace-character-count="2539"/>
    <meta:generator>LibreOffice/4.1.3.2$Linux_X86_64 LibreOffice_project/410m0$Build-2</meta:generator>
  </office:meta>
</office:document-meta>
</file>